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bdivisions" table:style-name="ta1">
        <table:shapes>
          <draw:frame draw:z-index="0" draw:style-name="gr1" draw:text-style-name="P1" svg:width="836.39pt" svg:height="471.37pt" svg:x="381.97pt" svg:y="178.44pt">
            <loext:p draw:notify-on-update-of-ranges="subdivisions.A1:subdivisions.A1 subdivisions.A2:subdivisions.A23 subdivisions.B1:subdivisions.B1 subdivisions.B2:subdivisions.B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Subdivisions</text:p>
          </table:table-cell>
          <table:table-cell office:value-type="string" calcext:value-type="string">
            <text:p><text:s/>Execution 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252.4" calcext:value-type="float">
            <text:p>189252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1961.5" calcext:value-type="float">
            <text:p>241961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1486.7" calcext:value-type="float">
            <text:p>281486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6190.5" calcext:value-type="float">
            <text:p>296190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2345.9" calcext:value-type="float">
            <text:p>292345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8501" calcext:value-type="float">
            <text:p>1585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2335" calcext:value-type="float">
            <text:p>1523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6152.8" calcext:value-type="float">
            <text:p>126152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6554.9" calcext:value-type="float">
            <text:p>206554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1913.1" calcext:value-type="float">
            <text:p>151913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714.1" calcext:value-type="float">
            <text:p>145714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1317.3" calcext:value-type="float">
            <text:p>311317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7529.1" calcext:value-type="float">
            <text:p>457529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6020.4" calcext:value-type="float">
            <text:p>456020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1136.3" calcext:value-type="float">
            <text:p>721136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7229.9" calcext:value-type="float">
            <text:p>867229.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75219.1" calcext:value-type="float">
            <text:p>975219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59217.1" calcext:value-type="float">
            <text:p>1059217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85622.7" calcext:value-type="float">
            <text:p>2585622.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75153.8" calcext:value-type="float">
            <text:p>6575153.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618236.2" calcext:value-type="float">
            <text:p>23618236.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2671239.3" calcext:value-type="float">
            <text:p>82671239.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769461554.9" calcext:value-type="float">
            <text:p>1769461554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5T19:42:57.161567297</dc:date>
    <meta:editing-duration>PT5M4S</meta:editing-duration>
    <meta:editing-cycles>1</meta:editing-cycles>
    <meta:document-statistic meta:table-count="1" meta:cell-count="4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07cm" svg:height="16.63cm" xlink:href=".." xlink:type="simple" chart:class="chart:scatter" chart:style-name="ch1">
        <chart:title svg:x="8.743cm" svg:y="0.468cm" chart:style-name="ch2">
          <text:p>Execution  Time vs. Number of Nodes per Edge (NUMT=10)</text:p>
        </chart:title>
        <chart:legend chart:legend-position="end" svg:x="25.702cm" svg:y="8.016cm" style:legend-expansion="high" chart:style-name="ch3"/>
        <chart:plot-area chart:style-name="ch4" table:cell-range-address="subdivisions.A1:subdivisions.B23" chart:data-source-has-labels="row" svg:x="1.601cm" svg:y="1.579cm" svg:width="23.511cm" svg:height="13.738cm">
          <chartooo:coordinate-region svg:x="3.334cm" svg:y="1.778cm" svg:width="21.406cm" svg:height="12.892cm"/>
          <chart:axis chart:dimension="x" chart:name="primary-x" chart:style-name="ch5">
            <chart:title svg:x="8.404cm" svg:y="15.649cm" chart:style-name="ch6">
              <text:p>Number of Nodes per Edge (Square root of Number of Subdivisions)</text:p>
            </chart:title>
          </chart:axis>
          <chart:axis chart:dimension="y" chart:name="primary-y" chart:style-name="ch5">
            <chart:title svg:x="0.451cm" svg:y="11.006cm" chart:style-name="ch7">
              <text:p>Execution Times (in nano seconds)</text:p>
            </chart:title>
            <chart:grid chart:style-name="ch8" chart:class="major"/>
          </chart:axis>
          <chart:series chart:style-name="ch9" chart:values-cell-range-address="subdivisions.B2:subdivisions.B23" chart:label-cell-address="subdivisions.B1:subdivisions.B1" chart:class="chart:scatter">
            <chart:domain table:cell-range-address="subdivisions.A2:subdivisions.A23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Execution Time</text:p>
                <draw:g>
                  <svg:desc>subdivisions.B1:subdivisio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bdivisions.A2:subdivisions.A23</svg:desc>
                </draw:g>
              </table:table-cell>
              <table:table-cell office:value-type="float" office:value="189252.4">
                <text:p>189252.4</text:p>
                <draw:g>
                  <svg:desc>subdivisions.B2:subdivisions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41961.5">
                <text:p>24196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81486.7">
                <text:p>281486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96190.5">
                <text:p>29619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2345.9">
                <text:p>29234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58501">
                <text:p>158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52335">
                <text:p>152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26152.8">
                <text:p>12615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206554.9">
                <text:p>20655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51913.1">
                <text:p>15191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45714.1">
                <text:p>14571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311317.3">
                <text:p>311317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457529.1">
                <text:p>45752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456020.4">
                <text:p>45602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721136.3">
                <text:p>72113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867229.9">
                <text:p>867229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975219.1">
                <text:p>975219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59217.1">
                <text:p>1059217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2585622.7">
                <text:p>258562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6575153.8">
                <text:p>6575153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">
                <text:p>800</text:p>
              </table:table-cell>
              <table:table-cell office:value-type="float" office:value="23618236.2">
                <text:p>23618236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0">
                <text:p>1600</text:p>
              </table:table-cell>
              <table:table-cell office:value-type="float" office:value="82671239.3">
                <text:p>8267123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